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c74a" officeooo:paragraph-rsid="0004c74a"/>
    </style:style>
    <style:style style:name="P2" style:family="paragraph" style:parent-style-name="Standard" style:list-style-name="L1">
      <style:text-properties officeooo:rsid="00060bd5" officeooo:paragraph-rsid="00060b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96882017" text:style-name="L1">
        <text:list-item>
          <text:p text:style-name="P1">I am mother</text:p>
        </text:list-item>
        <text:list-item>
          <text:p text:style-name="P1">Love and monsters</text:p>
        </text:list-item>
        <text:list-item>
          <text:p text:style-name="P1">(Lost in space)</text:p>
        </text:list-item>
        <text:list-item>
          <text:p text:style-name="P1">Transcendence</text:p>
        </text:list-item>
        <text:list-item>
          <text:p text:style-name="P1">High rise invasion</text:p>
        </text:list-item>
        <text:list-item>
          <text:p text:style-name="P1">Outside the wire</text:p>
        </text:list-item>
        <text:list-item>
          <text:p text:style-name="P2">interstellar</text:p>
        </text:list-item>
        <text:list-item>
          <text:p text:style-name="P2">extintion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3-04-21T22:31:02.431000000</dc:date>
    <meta:editing-duration>PT27M20S</meta:editing-duration>
    <meta:editing-cycles>4</meta:editing-cycles>
    <meta:document-statistic meta:table-count="0" meta:image-count="0" meta:object-count="0" meta:page-count="1" meta:paragraph-count="8" meta:word-count="26" meta:character-count="119" meta:non-whitespace-character-count="109"/>
  </office:meta>
</office:document-meta>
</file>